
<file path=META-INF/manifest.xml><?xml version="1.0" encoding="utf-8"?>
<manifest:manifest xmlns:office="urn:oasis:names:tc:opendocument:xmlns:office:1.0" xmlns:text="urn:oasis:names:tc:opendocument:xmlns:text:1.0" xmlns:meta="urn:oasis:names:tc:opendocument:xmlns:meta:1.0" xmlns:style="urn:oasis:names:tc:opendocument:xmlns:style:1.0" xmlns:fo="urn:oasis:names:tc:opendocument:xmlns:xsl-fo-compatible:1.0" xmlns:xlink="http://www.w3.org/1999/xlink" xmlns:math="http://www.w3.org/1998/Math/MathML" xmlns:draw="urn:oasis:names:tc:opendocument:xmlns:drawing:1.0" xmlns:svg="urn:oasis:names:tc:opendocument:xmlns:svg-compatible:1.0" xmlns:manifest="urn:oasis:names:tc:opendocument:xmlns:manifest:1.0" xmlns:chart="urn:oasis:names:tc:opendocument:xmlns:chart:1.0" xmlns:presentation="urn:oasis:names:tc:opendocument:xmlns:presentation: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style="urn:oasis:names:tc:opendocument:xmlns:style:1.0" xmlns:fo="urn:oasis:names:tc:opendocument:xmlns:xsl-fo-compatible:1.0" xmlns:xlink="http://www.w3.org/1999/xlink" xmlns:math="http://www.w3.org/1998/Math/MathML" xmlns:draw="urn:oasis:names:tc:opendocument:xmlns:drawing:1.0" xmlns:svg="urn:oasis:names:tc:opendocument:xmlns:svg-compatible:1.0" xmlns:manifest="urn:oasis:names:tc:opendocument:xmlns:manifest:1.0" office:version="1.2">
  <office:automatic-styles>
    <style:style style:family="graphic" style:name="nowrap" style:parent-style-name="Frame" style:display-name="nowrap">
      <style:graphic-properties style:wrap="none" style:horizontal-rel="paragraph-content" style:horizontal-pos="center" style:vertical-rel="paragraph-content" style:vertical-pos="top" style:run-through="foreground"/>
    </style:style>
    <style:style style:name="afterbreak" style:family="paragraph" style:parent-style-name="Standard" style:display-name="afterbreak">
      <style:paragraph-properties fo:break-after="page"/>
    </style:style>
    <text:list-style style:name="bullet" style:display-name="bullet">
      <text:list-level-style-bullet text:level="1" text:bullet-char="•">
        <style:list-level-properties text:space-before="0.635cm" text:min-label-width="0.635cm"/>
      </text:list-level-style-bullet>
      <text:list-level-style-bullet text:level="2" text:bullet-char="◦">
        <style:list-level-properties text:space-before="1.27cm" text:min-label-width="0.635cm"/>
      </text:list-level-style-bullet>
      <text:list-level-style-bullet text:level="3" text:bullet-char="▪">
        <style:list-level-properties text:space-before="1.905cm" text:min-label-width="0.635cm"/>
      </text:list-level-style-bullet>
      <text:list-level-style-bullet text:level="4" text:bullet-char="•">
        <style:list-level-properties text:space-before="2.54cm" text:min-label-width="0.635cm"/>
      </text:list-level-style-bullet>
      <text:list-level-style-bullet text:level="5" text:bullet-char="◦">
        <style:list-level-properties text:space-before="3.175cm" text:min-label-width="0.635cm"/>
      </text:list-level-style-bullet>
      <text:list-level-style-bullet text:level="6" text:bullet-char="▪">
        <style:list-level-properties text:space-before="3.81cm" text:min-label-width="0.635cm"/>
      </text:list-level-style-bullet>
      <text:list-level-style-bullet text:level="7" text:bullet-char="•">
        <style:list-level-properties text:space-before="4.445cm" text:min-label-width="0.635cm"/>
      </text:list-level-style-bullet>
      <text:list-level-style-bullet text:level="8" text:bullet-char="◦">
        <style:list-level-properties text:space-before="5.08cm" text:min-label-width="0.635cm"/>
      </text:list-level-style-bullet>
      <text:list-level-style-bullet text:level="9" text:bullet-char="▪">
        <style:list-level-properties text:space-before="5.715cm" text:min-label-width="0.635cm"/>
      </text:list-level-style-bullet>
      <text:list-level-style-bullet text:level="10" text:bullet-char="•">
        <style:list-level-properties text:space-before="6.35cm" text:min-label-width="0.635cm"/>
      </text:list-level-style-bullet>
      <text:list-level-style-bullet text:level="11" text:bullet-char="◦">
        <style:list-level-properties text:space-before="6.985cm" text:min-label-width="0.635cm"/>
      </text:list-level-style-bullet>
      <text:list-level-style-bullet text:level="12" text:bullet-char="▪">
        <style:list-level-properties text:space-before="7.62cm" text:min-label-width="0.635cm"/>
      </text:list-level-style-bullet>
    </text:list-style>
  </office:automatic-styles>
  <office:body>
    <office:text>
      <text:h text:outline-level="1" text:style-name="heading1">Adding equations with odt.py</text:h>
      <text:p>This document shows how to add equations to an Open Document Foundation text document using the odt module.<text:line-break/>odt is a wrapper for, and therefore requires, the odfpy module. odfpy can be installed with "python pip install odfpy".<text:line-break/></text:p>
      <text:h text:outline-level="2" text:style-name="heading2">Adding equations</text:h>
      <text:p>Using odt and Python to write out Open Document (.odt) files with equations is straightforward. In Python, first import the module with "from msl.odt import Document", next open a document with, e.g., "doc=Document(my_odt_file)".</text:p>
      <text:p>The primary function for adding mathematical equations in odt is addequation() which takes arguments:</text:p>
      <text:list text:style-name="bullet">
        <text:list-item>
          <text:p>math_text of type: str Default value: Required</text:p>
        </text:list-item>
        <text:list-item>
          <text:p>math_width of type: Optional[str] Default value: None</text:p>
        </text:list-item>
        <text:list-item>
          <text:p>math_height of type: Optional[str] Default value: None</text:p>
        </text:list-item>
        <text:list-item>
          <text:p>wrap of type: Optional[bool] Default value: False</text:p>
        </text:list-item>
      </text:list>
      <text:p>and would be called as, e.g., doc.addequation(equation_string, "5cm", "7cm") or <text:line-break/>doc.addfigure(equation_string, image_width=image_width, image_height=image_height), <text:line-break/>where image_file, image_width and image_height are variables of type: str.<text:line-break/></text:p>
      <text:h text:outline-level="2" text:style-name="heading2">Equation syntax and sizing</text:h>
      <text:p>The format for the equation_string input follows the Star Math 5.0 notation used by Open Office and others. See:<text:line-break/><text:a xlink:href="https://wiki.openoffice.org/wiki/Documentation/OOoAuthors_User_Manual/Writer_Guide/Math_commands_-_Reference" xlink:type="simple">https://wiki.openoffice.org/wiki/Documentation/OOoAuthors_User_Manual/Writer_Guide/Math_commands_-_Reference</text:a> <text:line-break/>for details on the command set.<text:line-break/>The syntax is not too disimilar to LaTex syntax for math.<text:line-break/>A few useful points:</text:p>
      <text:list text:style-name="bullet">
        <text:list-item>
          <text:p>In general, greek letters are specified as %letter for lower case and %LETTER for upper case. E.g. %alpha and %OMEGA.</text:p>
        </text:list-item>
        <text:list-item>
          <text:p>Most characters will be italicised, as usual for equation text, to use normal text surround it with '"' characters. E.g. "Some non-italics text".</text:p>
        </text:list-item>
        <text:list-item>
          <text:p>To group operators or operations, e.g. for a fraction which is specified as numerator over denominator, enclose items in braces '{ }'. E.g. {a+b+c} over {e+f+g}</text:p>
        </text:list-item>
        <text:list-item>
          <text:p>Superscripts are signified with the '^' charachter and subscripts with the '_' character. E.g. the area of a circle would be specified as "%pi times r^3" where r is the radius</text:p>
        </text:list-item>
        <text:list-item>
          <text:p>Stacking of equations can either be done 'manually' - by by adding in the required spaces or using either the 'stack' or 'matrix' options. See the examples in the Open Office wiki.</text:p>
        </text:list-item>
      </text:list>
      <text:p><text:line-break/>The width and height arguments can be used to ensure the math displays correctly. Values for math_width and math_height can be found by creating the math in a Open Document editor and then inspecting the created .xml<text:line-break/><text:line-break/>Note 1: if no sizing is provided, or if the sizing is wrong, the equation will still be written. It is possible to manually resize equations to the minimum required size by opening the .odt file in Apache Open Office and double-clicking the equation. This opens the equation editor and after closing this and returning to the main .odt document the equation will now be right-sized. The edited document can then be manually saved.<text:line-break/><text:line-break/>Note 2: equations are written "inline" by default to allow them to be included in sentences. To ensure text is written on the line after the equation use "wrap=True" in addequation().</text:p>
      <text:p text:style-name="afterbreak"/>
      <text:h text:outline-level="2" text:style-name="heading2">Example 1</text:h>
      <text:p>Basic equations with text wrapping:</text:p>
      <text:p>doc.addequation('"Area" = %pi R^2', '5cm', '3cm', wrap=True)</text:p>
      <text:p text:style-name="standard"><draw:frame draw:style-name="nowrap" svg:width="5cm" svg:height="5cm" text:anchor-type="paragraph"><draw:object><math:math><math:annotation math:encoding="StarMath 5.0">"Area" = %pi R^2</math:annotation></math:math></draw:object></draw:frame></text:p>
      <text:p>Note: estimated sizing and text wrapping<text:line-break/>With no applied sizing:</text:p>
      <text:p>doc.addequation('"Area" = %pi R^2', wrap=True)</text:p>
      <text:p text:style-name="standard"><draw:frame draw:style-name="nowrap" text:anchor-type="paragraph"><draw:object><math:math><math:annotation math:encoding="StarMath 5.0">"Area" = %pi R^2</math:annotation></math:math></draw:object></draw:frame></text:p>
      <text:p>Note 1: no sizing<text:line-break/>Note 2: double-clicking on the above equation in Apache Open Office will open the equation editor. When this is closed and focus returns to the main document the frame containing the equation will be auto-resized to a minumum bounding box.<text:line-break/>With no height applied:</text:p>
      <text:p>doc.addequation('"Area" = %pi R^2', math_width="4cm", wrap=True)</text:p>
      <text:p text:style-name="standard"><draw:frame draw:style-name="nowrap" svg:width="4cm" text:anchor-type="paragraph"><draw:object><math:math><math:annotation math:encoding="StarMath 5.0">"Area" = %pi R^2</math:annotation></math:math></draw:object></draw:frame></text:p>
      <text:p>Note 1: height wrong? As before, double-clicking the equation, then exiting the equation editor will cause the frame surrounding the equation to be auto-resized.<text:line-break/></text:p>
      <text:p text:style-name="afterbreak"/>
      <text:h text:outline-level="2" text:style-name="heading2">Example 2</text:h>
      <text:p>To create stacked equations it is generally easiest to use either the 'stack' or 'matrix' options. When using 'stack' to align equations the 'phantom' command is to make subsequent left hand side variables invisible.<text:line-break/>Example using 'matrix':</text:p>
      <text:p text:style-name="standard"><draw:frame draw:style-name="nowrap" svg:width="2.6cm" svg:height="1.4cm" text:anchor-type="paragraph"><draw:object><math:math><math:annotation math:encoding="StarMath 5.0">matrix{
a # "=" # alignl{b} ##
{} # "=" # alignl{c+1}
}</math:annotation></math:math></draw:object></draw:frame></text:p>
      <text:p>is produced from the math code<text:line-break/>matrix{<text:line-break/>a # "=" # alignl{b} ##<text:line-break/>{} # "=" # alignl{c+1}<text:line-break/>}<text:line-break/>Example using 'stack':</text:p>
      <text:p text:style-name="standard"><draw:frame draw:style-name="nowrap" svg:width="1.9cm" svg:height="1.3cm" text:anchor-type="paragraph"><draw:object><math:math><math:annotation math:encoding="StarMath 5.0">stack{
alignl{a} = b #
alignl{phantom{a} = c+1}
}</math:annotation></math:math></draw:object></draw:frame></text:p>
      <text:p>is produced from the math code<text:line-break/>stack{<text:line-break/>alignl{a} = b #<text:line-break/>alignl{phantom{a} = c+1}<text:line-break/>}<text:line-break/><text:line-break/>See:<text:line-break/><text:a xlink:href="https://wiki.openoffice.org/wiki/Documentation/OOoAuthors_User_Manual/Writer_Guide/Math_commands_-_Reference" xlink:type="simple">https://wiki.openoffice.org/wiki/Documentation/OOoAuthors_User_Manual/Writer_Guide/Math_commands_-_Reference</text:a> <text:line-break/>for further details on the full command set.<text:line-break/></text:p>
    </office:text>
  </office:body>
</office:document-content>
</file>

<file path=styles.xml><?xml version="1.0" encoding="utf-8"?>
<office:document-styles xmlns:office="urn:oasis:names:tc:opendocument:xmlns:office:1.0" xmlns:text="urn:oasis:names:tc:opendocument:xmlns:text:1.0" xmlns:meta="urn:oasis:names:tc:opendocument:xmlns:meta:1.0" xmlns:style="urn:oasis:names:tc:opendocument:xmlns:style:1.0" xmlns:fo="urn:oasis:names:tc:opendocument:xmlns:xsl-fo-compatible:1.0" xmlns:xlink="http://www.w3.org/1999/xlink" xmlns:math="http://www.w3.org/1998/Math/MathML" xmlns:draw="urn:oasis:names:tc:opendocument:xmlns:drawing:1.0" xmlns:svg="urn:oasis:names:tc:opendocument:xmlns:svg-compatible:1.0" xmlns:manifest="urn:oasis:names:tc:opendocument:xmlns:manifest:1.0" office:version="1.2">
  <office:styles>
    <style:style style:name="heading1" style:family="paragraph" style:display-name="heading1">
      <style:text-properties fo:font-size="14pt" fo:font-weight="bold"/>
    </style:style>
    <style:style style:name="heading2" style:family="paragraph" style:display-name="heading2">
      <style:text-properties fo:font-size="12pt" fo:font-weight="bold"/>
    </style:style>
  </office:styles>
  <office:automatic-styles/>
</office:document-styles>
</file>

<file path=meta.xml><?xml version="1.0" encoding="utf-8"?>
<office:document-meta xmlns:office="urn:oasis:names:tc:opendocument:xmlns:office:1.0" xmlns:text="urn:oasis:names:tc:opendocument:xmlns:text:1.0" xmlns:meta="urn:oasis:names:tc:opendocument:xmlns:meta:1.0" xmlns:style="urn:oasis:names:tc:opendocument:xmlns:style:1.0" xmlns:fo="urn:oasis:names:tc:opendocument:xmlns:xsl-fo-compatible:1.0" xmlns:xlink="http://www.w3.org/1999/xlink" xmlns:math="http://www.w3.org/1998/Math/MathML" xmlns:draw="urn:oasis:names:tc:opendocument:xmlns:drawing:1.0" xmlns:svg="urn:oasis:names:tc:opendocument:xmlns:svg-compatible:1.0" xmlns:manifest="urn:oasis:names:tc:opendocument:xmlns:manifest:1.0" xmlns:chart="urn:oasis:names:tc:opendocument:xmlns:chart:1.0" xmlns:presentation="urn:oasis:names:tc:opendocument:xmlns:presentation:1.0" xmlns:table="urn:oasis:names:tc:opendocument:xmlns:table:1.0" office:version="1.2">
  <office:meta>
    <meta:creation-date>2024-11-08T23:03</meta:creation-date>
    <meta:user-defined meta:name="Title">example_msl-odt_math</meta:user-defined>
    <meta:initial-creator>msl-odt</meta:initial-creator>
    <meta:generator>ODFPY/1.4.1</meta:generator>
  </office:meta>
</office:document-meta>
</file>